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0.5354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2"/>
        <table:table-column table:style-name="co10" table:default-cell-style-name="ce2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defx</text:p>
          </table:table-cell>
          <table:table-cell office:value-type="string" calcext:value-type="string">
            <text:p>defy</text:p>
          </table:table-cell>
          <table:table-cell office:value-type="string" calcext:value-type="string">
            <text:p>species</text:p>
          </table:table-cell>
          <table:table-cell table:style-name="Default" office:value-type="string" calcext:value-type="string">
            <text:p>istip</text:p>
          </table:table-cell>
          <table:table-cell table:style-name="Default" office:value-type="string" calcext:value-type="string">
            <text:p>Cnidoband length</text:p>
          </table:table-cell>
          <table:table-cell table:style-name="Default" office:value-type="string" calcext:value-type="string">
            <text:p>haplo_size</text:p>
          </table:table-cell>
          <table:table-cell table:style-name="Default" office:value-type="string" calcext:value-type="string">
            <text:p>haplo_num</text:p>
          </table:table-cell>
          <table:table-cell table:style-name="Default" office:value-type="string" calcext:value-type="string">
            <text:p>hetero_size</text:p>
          </table:table-cell>
          <table:table-cell table:style-name="Default" office:value-type="string" calcext:value-type="string">
            <text:p>hetero_num</text:p>
          </table:table-cell>
          <table:table-cell table:style-name="Default" office:value-type="string" calcext:value-type="string">
            <text:p>rhopalo_size</text:p>
          </table:table-cell>
          <table:table-cell table:style-name="Default" office:value-type="string" calcext:value-type="string">
            <text:p>prey_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odonophora</text:p>
          </table:table-cell>
          <table:table-cell office:value-type="boolean" office:boolean-value="false" calcext:value-type="boolean">
            <text:p>FALSE</text:p>
          </table:table-cell>
          <table:table-cell table:formula="of:=AVERAGE([.G3];[.G8])" office:value-type="float" office:value="249.875" calcext:value-type="float">
            <text:p>249.88</text:p>
          </table:table-cell>
          <table:table-cell table:formula="of:=AVERAGE([.H3];[.H8])" office:value-type="float" office:value="26.9375" calcext:value-type="float">
            <text:p>26.94</text:p>
          </table:table-cell>
          <table:table-cell table:formula="of:=AVERAGE([.I3];[.I8])" office:value-type="float" office:value="2517.1875" calcext:value-type="float">
            <text:p>2517.19</text:p>
          </table:table-cell>
          <table:table-cell table:formula="of:=AVERAGE([.J3];[.J8])" office:value-type="float" office:value="67.0625" calcext:value-type="float">
            <text:p>67.06</text:p>
          </table:table-cell>
          <table:table-cell table:formula="of:=AVERAGE([.K3];[.K8])" office:value-type="float" office:value="21.09375" calcext:value-type="float">
            <text:p>21.09</text:p>
          </table:table-cell>
          <table:table-cell table:formula="of:=AVERAGE([.L3];[.L8])" office:value-type="float" office:value="8.828125" calcext:value-type="float">
            <text:p>8.83</text:p>
          </table:table-cell>
          <table:table-cell table:formula="of:=AVERAGE([.M3];[.M8])"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lycophorae</text:p>
          </table:table-cell>
          <table:table-cell office:value-type="boolean" office:boolean-value="false" calcext:value-type="boolean">
            <text:p>FALSE</text:p>
          </table:table-cell>
          <table:table-cell table:formula="of:=AVERAGE([.G4];[.G16])" office:value-type="float" office:value="116.25" calcext:value-type="float">
            <text:p>116.25</text:p>
          </table:table-cell>
          <table:table-cell table:formula="of:=AVERAGE([.H4];[.H16])" office:value-type="float" office:value="24.8125" calcext:value-type="float">
            <text:p>24.81</text:p>
          </table:table-cell>
          <table:table-cell table:formula="of:=AVERAGE([.I4];[.I16])" office:value-type="float" office:value="184.375" calcext:value-type="float">
            <text:p>184.38</text:p>
          </table:table-cell>
          <table:table-cell table:formula="of:=AVERAGE([.J4];[.J16])" office:value-type="float" office:value="71.875" calcext:value-type="float">
            <text:p>71.88</text:p>
          </table:table-cell>
          <table:table-cell table:formula="of:=AVERAGE([.K4];[.K16])" office:value-type="float" office:value="8.4375" calcext:value-type="float">
            <text:p>8.44</text:p>
          </table:table-cell>
          <table:table-cell table:formula="of:=AVERAGE([.L4];[.L16])" office:value-type="float" office:value="6.59375" calcext:value-type="float">
            <text:p>6.59</text:p>
          </table:table-cell>
          <table:table-cell table:formula="of:=AVERAGE([.M4];[.M16])" office:value-type="float" office:value="0.70875" calcext:value-type="float">
            <text:p>0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ph-sph</text:p>
          </table:table-cell>
          <table:table-cell office:value-type="boolean" office:boolean-value="false" calcext:value-type="boolean">
            <text:p>FALSE</text:p>
          </table:table-cell>
          <table:table-cell table:formula="of:=AVERAGE([.G5];[.G15])" office:value-type="float" office:value="136.5" calcext:value-type="float">
            <text:p>136.50</text:p>
          </table:table-cell>
          <table:table-cell table:formula="of:=AVERAGE([.H5];[.H15])" office:value-type="float" office:value="19.625" calcext:value-type="float">
            <text:p>19.63</text:p>
          </table:table-cell>
          <table:table-cell table:formula="of:=AVERAGE([.I5];[.I15])" office:value-type="float" office:value="168.75" calcext:value-type="float">
            <text:p>168.75</text:p>
          </table:table-cell>
          <table:table-cell table:formula="of:=AVERAGE([.J5];[.J15])" office:value-type="float" office:value="59.75" calcext:value-type="float">
            <text:p>59.75</text:p>
          </table:table-cell>
          <table:table-cell table:formula="of:=AVERAGE([.K5];[.K15])" office:value-type="float" office:value="6.875" calcext:value-type="float">
            <text:p>6.88</text:p>
          </table:table-cell>
          <table:table-cell table:formula="of:=AVERAGE([.L5];[.L15])" office:value-type="float" office:value="7.1875" calcext:value-type="float">
            <text:p>7.19</text:p>
          </table:table-cell>
          <table:table-cell table:formula="of:=AVERAGE([.M5];[.M15])" office:value-type="float" office:value="0.5575" calcext:value-type="float">
            <text:p>0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phyidae</text:p>
          </table:table-cell>
          <table:table-cell office:value-type="boolean" office:boolean-value="false" calcext:value-type="boolean">
            <text:p>FALSE</text:p>
          </table:table-cell>
          <table:table-cell table:formula="of:=AVERAGE([.G6];[.G7])" office:value-type="float" office:value="225" calcext:value-type="float">
            <text:p>225.00</text:p>
          </table:table-cell>
          <table:table-cell table:formula="of:=AVERAGE([.H6];[.H7])" office:value-type="float" office:value="27.25" calcext:value-type="float">
            <text:p>27.25</text:p>
          </table:table-cell>
          <table:table-cell table:formula="of:=AVERAGE([.I6];[.I7])" office:value-type="float" office:value="287.5" calcext:value-type="float">
            <text:p>287.50</text:p>
          </table:table-cell>
          <table:table-cell table:formula="of:=AVERAGE([.J6];[.J7])" office:value-type="float" office:value="83.5" calcext:value-type="float">
            <text:p>83.50</text:p>
          </table:table-cell>
          <table:table-cell table:formula="of:=AVERAGE([.K6];[.K7])" office:value-type="float" office:value="9.75" calcext:value-type="float">
            <text:p>9.75</text:p>
          </table:table-cell>
          <table:table-cell table:formula="of:=AVERAGE([.L6];[.L7])" office:value-type="float" office:value="10.375" calcext:value-type="float">
            <text:p>10.38</text:p>
          </table:table-cell>
          <table:table-cell table:formula="of:=AVERAGE([.M6];[.M7])" office:value-type="float" office:value="0.755" calcext:value-type="float">
            <text:p>0.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ug-sulc</text:p>
          </table:table-cell>
          <table:table-cell office:value-type="boolean" office:boolean-value="false" calcext:value-type="boolean">
            <text:p>FALSE</text:p>
          </table:table-cell>
          <table:table-cell table:formula="of:=AVERAGE([.G14];[.G13])" office:value-type="float" office:value="117" calcext:value-type="float">
            <text:p>117.00</text:p>
          </table:table-cell>
          <table:table-cell table:formula="of:=AVERAGE([.H14];[.H13])" office:value-type="float" office:value="17.5" calcext:value-type="float">
            <text:p>17.50</text:p>
          </table:table-cell>
          <table:table-cell table:formula="of:=AVERAGE([.I14];[.I13])" office:value-type="float" office:value="250" calcext:value-type="float">
            <text:p>250.00</text:p>
          </table:table-cell>
          <table:table-cell table:formula="of:=AVERAGE([.J14];[.J13])" office:value-type="float" office:value="41.75" calcext:value-type="float">
            <text:p>41.75</text:p>
          </table:table-cell>
          <table:table-cell table:formula="of:=AVERAGE([.K14];[.K13])" office:value-type="float" office:value="7" calcext:value-type="float">
            <text:p>7.00</text:p>
          </table:table-cell>
          <table:table-cell table:formula="of:=AVERAGE([.L14];[.L13])" office:value-type="float" office:value="6.75" calcext:value-type="float">
            <text:p>6.75</text:p>
          </table:table-cell>
          <table:table-cell table:formula="of:=AVERAGE([.M14];[.M13])" office:value-type="float" office:value="0.465" calcext:value-type="float">
            <text:p>0.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byl-disp</text:p>
          </table:table-cell>
          <table:table-cell office:value-type="boolean" office:boolean-value="false" calcext:value-type="boolean">
            <text:p>FALSE</text:p>
          </table:table-cell>
          <table:table-cell table:formula="of:=AVERAGE([.G12];[.G11])" office:value-type="float" office:value="333" calcext:value-type="float">
            <text:p>333.00</text:p>
          </table:table-cell>
          <table:table-cell table:formula="of:=AVERAGE([.H12];[.H11])" office:value-type="float" office:value="37" calcext:value-type="float">
            <text:p>37.00</text:p>
          </table:table-cell>
          <table:table-cell table:formula="of:=AVERAGE([.I12];[.I11])" office:value-type="float" office:value="325" calcext:value-type="float">
            <text:p>325.00</text:p>
          </table:table-cell>
          <table:table-cell table:formula="of:=AVERAGE([.J12];[.J11])" office:value-type="float" office:value="125.25" calcext:value-type="float">
            <text:p>125.25</text:p>
          </table:table-cell>
          <table:table-cell table:formula="of:=AVERAGE([.K12];[.K11])" office:value-type="float" office:value="12.5" calcext:value-type="float">
            <text:p>12.50</text:p>
          </table:table-cell>
          <table:table-cell table:formula="of:=AVERAGE([.L12];[.L11])" office:value-type="float" office:value="14" calcext:value-type="float">
            <text:p>14.00</text:p>
          </table:table-cell>
          <table:table-cell table:formula="of:=AVERAGE([.M12];[.M11])" office:value-type="float" office:value="1.045" calcext:value-type="float">
            <text:p>1.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ysonectae</text:p>
          </table:table-cell>
          <table:table-cell office:value-type="boolean" office:boolean-value="false" calcext:value-type="boolean">
            <text:p>FALSE</text:p>
          </table:table-cell>
          <table:table-cell table:formula="of:=AVERAGE([.G9];[.G17])" office:value-type="float" office:value="383.5" calcext:value-type="float">
            <text:p>383.50</text:p>
          </table:table-cell>
          <table:table-cell table:formula="of:=AVERAGE([.H9];[.H17])" office:value-type="float" office:value="29.0625" calcext:value-type="float">
            <text:p>29.06</text:p>
          </table:table-cell>
          <table:table-cell table:formula="of:=AVERAGE([.I9];[.I17])" office:value-type="float" office:value="4850" calcext:value-type="float">
            <text:p>4850.00</text:p>
          </table:table-cell>
          <table:table-cell table:formula="of:=AVERAGE([.J9];[.J17])" office:value-type="float" office:value="62.25" calcext:value-type="float">
            <text:p>62.25</text:p>
          </table:table-cell>
          <table:table-cell table:formula="of:=AVERAGE([.K9];[.K17])" office:value-type="float" office:value="33.75" calcext:value-type="float">
            <text:p>33.75</text:p>
          </table:table-cell>
          <table:table-cell table:formula="of:=AVERAGE([.L9];[.L17])" office:value-type="float" office:value="11.0625" calcext:value-type="float">
            <text:p>11.06</text:p>
          </table:table-cell>
          <table:table-cell table:formula="of:=AVERAGE([.M9];[.M17])" office:value-type="float" office:value="1.15125" calcext:value-type="float">
            <text:p>1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galmatidae</text:p>
          </table:table-cell>
          <table:table-cell office:value-type="boolean" office:boolean-value="false" calcext:value-type="boolean">
            <text:p>FALSE</text:p>
          </table:table-cell>
          <table:table-cell table:formula="of:=AVERAGE([.G18];[.G10])" office:value-type="float" office:value="347" calcext:value-type="float">
            <text:p>347.00</text:p>
          </table:table-cell>
          <table:table-cell table:formula="of:=AVERAGE([.H18];[.H10])" office:value-type="float" office:value="28.125" calcext:value-type="float">
            <text:p>28.13</text:p>
          </table:table-cell>
          <table:table-cell table:formula="of:=AVERAGE([.I18];[.I10])" office:value-type="float" office:value="6700" calcext:value-type="float">
            <text:p>6700.00</text:p>
          </table:table-cell>
          <table:table-cell table:formula="of:=AVERAGE([.J18];[.J10])" office:value-type="float" office:value="86.5" calcext:value-type="float">
            <text:p>86.50</text:p>
          </table:table-cell>
          <table:table-cell table:formula="of:=AVERAGE([.K18];[.K10])" office:value-type="float" office:value="37.5" calcext:value-type="float">
            <text:p>37.50</text:p>
          </table:table-cell>
          <table:table-cell table:formula="of:=AVERAGE([.L18];[.L10])" office:value-type="float" office:value="9.125" calcext:value-type="float">
            <text:p>9.13</text:p>
          </table:table-cell>
          <table:table-cell table:formula="of:=AVERAGE([.M18];[.M10])" office:value-type="float" office:value="1.1325" calcext:value-type="float">
            <text:p>1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th-agal</text:p>
          </table:table-cell>
          <table:table-cell office:value-type="boolean" office:boolean-value="false" calcext:value-type="boolean">
            <text:p>FALSE</text:p>
          </table:table-cell>
          <table:table-cell table:formula="of:=AVERAGE([.G20];[.G19])" office:value-type="float" office:value="249" calcext:value-type="float">
            <text:p>249.00</text:p>
          </table:table-cell>
          <table:table-cell table:formula="of:=AVERAGE([.H20];[.H19])" office:value-type="float" office:value="33.75" calcext:value-type="float">
            <text:p>33.75</text:p>
          </table:table-cell>
          <table:table-cell table:formula="of:=AVERAGE([.I20];[.I19])" office:value-type="float" office:value="8900" calcext:value-type="float">
            <text:p>8900.00</text:p>
          </table:table-cell>
          <table:table-cell table:formula="of:=AVERAGE([.J20];[.J19])" office:value-type="float" office:value="141" calcext:value-type="float">
            <text:p>141.00</text:p>
          </table:table-cell>
          <table:table-cell table:formula="of:=AVERAGE([.K20];[.K19])" office:value-type="float" office:value="40" calcext:value-type="float">
            <text:p>40.00</text:p>
          </table:table-cell>
          <table:table-cell table:formula="of:=AVERAGE([.L20];[.L19])" office:value-type="float" office:value="7.25" calcext:value-type="float">
            <text:p>7.25</text:p>
          </table:table-cell>
          <table:table-cell table:formula="of:=AVERAGE([.M20];[.M19])" office:value-type="float" office:value="1.085" calcext:value-type="float">
            <text:p>1.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iphyes dispa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70" calcext:value-type="float">
            <text:p>270.00</text:p>
          </table:table-cell>
          <table:table-cell office:value-type="float" office:value="20" calcext:value-type="float">
            <text:p>20.00</text:p>
          </table:table-cell>
          <table:table-cell office:value-type="float" office:value="250" calcext:value-type="float">
            <text:p>250.00</text:p>
          </table:table-cell>
          <table:table-cell office:value-type="float" office:value="97.5" calcext:value-type="float">
            <text:p>97.50</text:p>
          </table:table-cell>
          <table:table-cell office:value-type="float" office:value="12" calcext:value-type="float">
            <text:p>12.00</text:p>
          </table:table-cell>
          <table:table-cell office:value-type="float" office:value="15" calcext:value-type="float">
            <text:p>15.00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byla trigona</text:p>
          </table:table-cell>
          <table:table-cell office:value-type="boolean" office:boolean-value="5" calcext:value-type="boolean">
            <text:p>TRUE</text:p>
          </table:table-cell>
          <table:table-cell office:value-type="float" office:value="396" calcext:value-type="float">
            <text:p>396.00</text:p>
          </table:table-cell>
          <table:table-cell office:value-type="float" office:value="54" calcext:value-type="float">
            <text:p>54.00</text:p>
          </table:table-cell>
          <table:table-cell office:value-type="float" office:value="400" calcext:value-type="float">
            <text:p>400.00</text:p>
          </table:table-cell>
          <table:table-cell office:value-type="float" office:value="153" calcext:value-type="float">
            <text:p>153.00</text:p>
          </table:table-cell>
          <table:table-cell table:number-columns-repeated="2" office:value-type="float" office:value="13" calcext:value-type="float">
            <text:p>13.00</text:p>
          </table:table-cell>
          <table:table-cell office:value-type="float" office:value="1.1" calcext:value-type="float">
            <text:p>1.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ulculeolaria quadrivalvis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4" calcext:value-type="float">
            <text:p>114.00</text:p>
          </table:table-cell>
          <table:table-cell office:value-type="float" office:value="20" calcext:value-type="float">
            <text:p>20.00</text:p>
          </table:table-cell>
          <table:table-cell office:value-type="float" office:value="200" calcext:value-type="float">
            <text:p>200.00</text:p>
          </table:table-cell>
          <table:table-cell office:value-type="float" office:value="47.5" calcext:value-type="float">
            <text:p>47.50</text:p>
          </table:table-cell>
          <table:table-cell office:value-type="float" office:value="8" calcext:value-type="float">
            <text:p>8.00</text:p>
          </table:table-cell>
          <table:table-cell office:value-type="float" office:value="7.5" calcext:value-type="float">
            <text:p>7.5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uggiaea atlantica</text:p>
          </table:table-cell>
          <table:table-cell office:value-type="boolean" office:boolean-value="4" calcext:value-type="boolean">
            <text:p>TRUE</text:p>
          </table:table-cell>
          <table:table-cell office:value-type="float" office:value="120" calcext:value-type="float">
            <text:p>120.00</text:p>
          </table:table-cell>
          <table:table-cell office:value-type="float" office:value="15" calcext:value-type="float">
            <text:p>15.00</text:p>
          </table:table-cell>
          <table:table-cell office:value-type="float" office:value="300" calcext:value-type="float">
            <text:p>300.00</text:p>
          </table:table-cell>
          <table:table-cell office:value-type="float" office:value="36" calcext:value-type="float">
            <text:p>36.00</text:p>
          </table:table-cell>
          <table:table-cell table:number-columns-repeated="2" office:value-type="float" office:value="6" calcext:value-type="float">
            <text:p>6.0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phaeronectes gracilis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8" calcext:value-type="float">
            <text:p>48.00</text:p>
          </table:table-cell>
          <table:table-cell office:value-type="float" office:value="12" calcext:value-type="float">
            <text:p>12.00</text:p>
          </table:table-cell>
          <table:table-cell office:value-type="float" office:value="50" calcext:value-type="float">
            <text:p>50.00</text:p>
          </table:table-cell>
          <table:table-cell office:value-type="float" office:value="36" calcext:value-type="float">
            <text:p>36.00</text:p>
          </table:table-cell>
          <table:table-cell table:number-columns-repeated="2" office:value-type="float" office:value="4" calcext:value-type="float">
            <text:p>4.0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ippopodius hippopus</text:p>
          </table:table-cell>
          <table:table-cell office:value-type="boolean" office:boolean-value="3" calcext:value-type="boolean">
            <text:p>TRUE</text:p>
          </table:table-cell>
          <table:table-cell office:value-type="float" office:value="96" calcext:value-type="float">
            <text:p>96.00</text:p>
          </table:table-cell>
          <table:table-cell office:value-type="float" office:value="30" calcext:value-type="float">
            <text:p>30.00</text:p>
          </table:table-cell>
          <table:table-cell office:value-type="float" office:value="200" calcext:value-type="float">
            <text:p>200.00</text:p>
          </table:table-cell>
          <table:table-cell office:value-type="float" office:value="84" calcext:value-type="float">
            <text:p>84.00</text:p>
          </table:table-cell>
          <table:table-cell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orskalia edwardsii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20" calcext:value-type="float">
            <text:p>420.00</text:p>
          </table:table-cell>
          <table:table-cell office:value-type="float" office:value="30" calcext:value-type="float">
            <text:p>30.00</text:p>
          </table:table-cell>
          <table:table-cell office:value-type="float" office:value="3000" calcext:value-type="float">
            <text:p>3000.00</text:p>
          </table:table-cell>
          <table:table-cell office:value-type="float" office:value="38" calcext:value-type="float">
            <text:p>38.00</text:p>
          </table:table-cell>
          <table:table-cell office:value-type="float" office:value="30" calcext:value-type="float">
            <text:p>30.00</text:p>
          </table:table-cell>
          <table:table-cell office:value-type="float" office:value="13" calcext:value-type="float">
            <text:p>13.00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Nanomia bijug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45" calcext:value-type="float">
            <text:p>445.00</text:p>
          </table:table-cell>
          <table:table-cell office:value-type="float" office:value="22.5" calcext:value-type="float">
            <text:p>22.50</text:p>
          </table:table-cell>
          <table:table-cell office:value-type="float" office:value="4500" calcext:value-type="float">
            <text:p>4500.00</text:p>
          </table:table-cell>
          <table:table-cell office:value-type="float" office:value="32" calcext:value-type="float">
            <text:p>32.00</text:p>
          </table:table-cell>
          <table:table-cell office:value-type="float" office:value="35" calcext:value-type="float">
            <text:p>35.00</text:p>
          </table:table-cell>
          <table:table-cell office:value-type="float" office:value="11" calcext:value-type="float">
            <text:p>11.00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thorybia rosace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2" calcext:value-type="float">
            <text:p>102.00</text:p>
          </table:table-cell>
          <table:table-cell office:value-type="float" office:value="32.5" calcext:value-type="float">
            <text:p>32.50</text:p>
          </table:table-cell>
          <table:table-cell office:value-type="float" office:value="800" calcext:value-type="float">
            <text:p>800.00</text:p>
          </table:table-cell>
          <table:table-cell office:value-type="float" office:value="102" calcext:value-type="float">
            <text:p>102.00</text:p>
          </table:table-cell>
          <table:table-cell office:value-type="float" office:value="50" calcext:value-type="float">
            <text:p>50.00</text:p>
          </table:table-cell>
          <table:table-cell office:value-type="float" office:value="7" calcext:value-type="float">
            <text:p>7.00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galma elegans</text:p>
          </table:table-cell>
          <table:table-cell office:value-type="boolean" office:boolean-value="2" calcext:value-type="boolean">
            <text:p>TRUE</text:p>
          </table:table-cell>
          <table:table-cell office:value-type="float" office:value="396" calcext:value-type="float">
            <text:p>396.00</text:p>
          </table:table-cell>
          <table:table-cell office:value-type="float" office:value="35" calcext:value-type="float">
            <text:p>35.00</text:p>
          </table:table-cell>
          <table:table-cell office:value-type="float" office:value="17000" calcext:value-type="float">
            <text:p>17000.00</text:p>
          </table:table-cell>
          <table:table-cell office:value-type="float" office:value="180" calcext:value-type="float">
            <text:p>180.00</text:p>
          </table:table-cell>
          <table:table-cell office:value-type="float" office:value="30" calcext:value-type="float">
            <text:p>30.00</text:p>
          </table:table-cell>
          <table:table-cell office:value-type="float" office:value="7.5" calcext:value-type="float">
            <text:p>7.50</text:p>
          </table:table-cell>
          <table:table-cell office:value-type="float" office:value="1.33" calcext:value-type="float">
            <text:p>1.33</text:p>
          </table:table-cell>
        </table:table-row>
      </table:table>
      <table:named-expressions/>
      <table:database-ranges>
        <table:database-range table:name="__Anonymous_Sheet_DB__0" table:target-range-address="Sheet1.A1:Sheet1.N20" table:contains-header="fals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text>-</number:text>
      <number:number number:decimal-places="2" number:min-integer-digits="1"/>
      <style:map style:condition="value()&gt;=0" style:apply-style-name="N121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16:10:22.482099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0T17:02:42.139204516</dc:date>
    <meta:generator>LibreOffice/4.2.8.2$Linux_X86_64 LibreOffice_project/420m0$Build-2</meta:generator>
    <meta:editing-duration>PT32M1S</meta:editing-duration>
    <meta:editing-cycles>11</meta:editing-cycles>
    <meta:document-statistic meta:table-count="1" meta:cell-count="221" meta:object-count="0"/>
  </office:meta>
</office:document-meta>
</file>